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703cm"/>
    </style:style>
    <style:style style:name="Táboa15.C" style:family="table-column">
      <style:table-column-properties style:column-width="3.704cm"/>
    </style:style>
    <style:style style:name="Táboa15.D" style:family="table-column">
      <style:table-column-properties style:column-width="5.166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703cm"/>
    </style:style>
    <style:style style:name="Táboa11.C" style:family="table-column">
      <style:table-column-properties style:column-width="3.704cm"/>
    </style:style>
    <style:style style:name="Táboa11.D" style:family="table-column">
      <style:table-column-properties style:column-width="5.166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703cm"/>
    </style:style>
    <style:style style:name="Táboa18.C" style:family="table-column">
      <style:table-column-properties style:column-width="3.704cm"/>
    </style:style>
    <style:style style:name="Táboa18.D" style:family="table-column">
      <style:table-column-properties style:column-width="5.166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703cm"/>
    </style:style>
    <style:style style:name="Táboa21.C" style:family="table-column">
      <style:table-column-properties style:column-width="3.704cm"/>
    </style:style>
    <style:style style:name="Táboa21.D" style:family="table-column">
      <style:table-column-properties style:column-width="5.166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0" style:family="table">
      <style:table-properties style:width="16.268cm" table:align="right"/>
    </style:style>
    <style:style style:name="Táboa20.A" style:family="table-column">
      <style:table-column-properties style:column-width="2.695cm"/>
    </style:style>
    <style:style style:name="Táboa20.B" style:family="table-column">
      <style:table-column-properties style:column-width="4.703cm"/>
    </style:style>
    <style:style style:name="Táboa20.C" style:family="table-column">
      <style:table-column-properties style:column-width="3.704cm"/>
    </style:style>
    <style:style style:name="Táboa20.D" style:family="table-column">
      <style:table-column-properties style:column-width="5.166cm"/>
    </style:style>
    <style:style style:name="Táboa20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0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0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0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8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9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1f53c" officeooo:paragraph-rsid="00928ad3" style:font-size-asian="7pt" style:font-size-complex="7pt"/>
    </style:style>
    <style:style style:name="P10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1f53c" officeooo:paragraph-rsid="00976b0e" style:font-size-asian="7pt" style:font-size-complex="7pt"/>
    </style:style>
    <style:style style:name="P11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9d5ccd" officeooo:paragraph-rsid="009d5ccd" style:font-size-asian="7pt" style:font-size-complex="7pt"/>
    </style:style>
    <style:style style:name="P12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9ee408" officeooo:paragraph-rsid="009ee408" style:font-size-asian="7pt" style:font-size-complex="7pt"/>
    </style:style>
    <style:style style:name="P13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a1b16b" officeooo:paragraph-rsid="00a1b16b" style:font-size-asian="7pt" style:font-size-complex="7pt"/>
    </style:style>
    <style:style style:name="P14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6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6e72cf" officeooo:paragraph-rsid="006e72cf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3b94d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b5021b" officeooo:paragraph-rsid="00b5021b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7239e5" officeooo:paragraph-rsid="007239e5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42849" style:font-size-asian="6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727876" officeooo:paragraph-rsid="00727876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631da" style:font-size-asian="6pt" style:font-size-complex="6pt"/>
    </style:style>
    <style:style style:name="P30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928ad3" style:font-size-asian="6pt" style:font-size-complex="6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928ad3" style:font-size-asian="6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35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928ad3" style:font-size-asian="6pt" style:font-size-complex="6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928ad3" style:font-size-asian="6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928ad3" style:font-size-asian="6pt" style:font-size-complex="6pt"/>
    </style:style>
    <style:style style:name="P39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631da" style:font-size-asian="6pt" style:font-size-complex="6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631da" style:font-size-asian="6pt" style:font-size-complex="6pt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44" style:family="paragraph" style:parent-style-name="Standard">
      <style:text-properties style:font-name="Calibri" fo:font-size="6pt" officeooo:rsid="008bbe6b" officeooo:paragraph-rsid="008bbe6b" style:font-size-asian="5.25pt" style:font-size-complex="6pt"/>
    </style:style>
    <style:style style:name="P4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b5021b" style:font-size-asian="6pt" style:font-size-complex="6pt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5021b" style:font-size-asian="6pt" style:font-size-complex="6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51" style:family="paragraph" style:parent-style-name="Standard">
      <style:text-properties style:font-name="Calibri" fo:font-size="6pt" officeooo:rsid="008c7052" officeooo:paragraph-rsid="00b5021b" style:font-size-asian="5.25pt" style:font-size-complex="6pt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b5021b" style:font-size-asian="6pt" style:font-size-complex="6pt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b5021b" style:font-size-asian="6pt" style:font-size-complex="6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bbd55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bbd55" style:font-size-asian="6pt" style:font-size-complex="6pt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bbd55" style:font-size-asian="6pt" style:font-size-complex="6pt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7bbd55" style:font-size-asian="6pt" style:font-size-complex="6pt"/>
    </style:style>
    <style:style style:name="P59" style:family="paragraph" style:parent-style-name="Standard">
      <style:text-properties style:font-name="Calibri" fo:font-size="6pt" officeooo:rsid="007bbd55" officeooo:paragraph-rsid="007bbd55" style:font-size-asian="5.25pt" style:font-size-complex="6pt"/>
    </style:style>
    <style:style style:name="P60" style:family="paragraph" style:parent-style-name="Table_20_Contents">
      <style:paragraph-properties fo:text-align="justify" style:justify-single-word="false"/>
      <style:text-properties style:font-name="Calibri" fo:font-size="6pt" officeooo:rsid="007d0162" officeooo:paragraph-rsid="007d0162" style:font-size-asian="6pt" style:font-size-complex="6pt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bbd55" style:font-size-asian="6pt" style:font-size-complex="6pt"/>
    </style:style>
    <style:style style:name="P6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bbd55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725b6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725b6" style:font-size-asian="6pt" style:font-size-complex="6pt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725b6" style:font-size-asian="6pt" style:font-size-complex="6pt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93488" style:font-size-asian="6pt" style:font-size-complex="6pt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725b6" style:font-size-asian="6pt" style:font-size-complex="6pt"/>
    </style:style>
    <style:style style:name="P68" style:family="paragraph" style:parent-style-name="Standard">
      <style:text-properties style:font-name="Calibri" fo:font-size="6pt" officeooo:rsid="00793488" officeooo:paragraph-rsid="00793488" style:font-size-asian="5.25pt" style:font-size-complex="6pt"/>
    </style:style>
    <style:style style:name="P69" style:family="paragraph" style:parent-style-name="Table_20_Contents">
      <style:paragraph-properties fo:text-align="justify" style:justify-single-word="false"/>
      <style:text-properties style:font-name="Calibri" fo:font-size="6pt" officeooo:rsid="009ee408" officeooo:paragraph-rsid="009ee408" style:font-size-asian="6pt" style:font-size-complex="6pt"/>
    </style:style>
    <style:style style:name="P70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725b6" style:font-size-asian="6pt" style:font-size-complex="6pt"/>
    </style:style>
    <style:style style:name="P71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a0cdf8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a0cdf8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a0cdf8" style:font-size-asian="6pt" style:font-size-complex="6pt"/>
    </style:style>
    <style:style style:name="P74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a0cdf8" style:font-size-asian="6pt" style:font-size-complex="6pt"/>
    </style:style>
    <style:style style:name="P75" style:family="paragraph" style:parent-style-name="Table_20_Contents">
      <style:paragraph-properties fo:text-align="justify" style:justify-single-word="false"/>
      <style:text-properties style:font-name="Calibri" fo:font-size="6pt" officeooo:rsid="007e03f7" officeooo:paragraph-rsid="00a0cdf8" style:font-size-asian="6pt" style:font-size-complex="6pt"/>
    </style:style>
    <style:style style:name="P76" style:family="paragraph" style:parent-style-name="Standard">
      <style:text-properties style:font-name="Calibri" fo:font-size="6pt" officeooo:rsid="007e03f7" officeooo:paragraph-rsid="00a0cdf8" style:font-size-asian="5.25pt" style:font-size-complex="6pt"/>
    </style:style>
    <style:style style:name="P77" style:family="paragraph" style:parent-style-name="Table_20_Contents">
      <style:paragraph-properties fo:text-align="justify" style:justify-single-word="false"/>
      <style:text-properties style:font-name="Calibri" fo:font-size="6pt" officeooo:rsid="008e849a" officeooo:paragraph-rsid="00a0cdf8" style:font-size-asian="6pt" style:font-size-complex="6pt"/>
    </style:style>
    <style:style style:name="P78" style:family="paragraph" style:parent-style-name="Table_20_Contents">
      <style:paragraph-properties fo:text-align="justify" style:justify-single-word="false"/>
      <style:text-properties style:font-name="Calibri" fo:font-size="6pt" officeooo:rsid="00a1b16b" officeooo:paragraph-rsid="00a1b16b" style:font-size-asian="6pt" style:font-size-complex="6pt"/>
    </style:style>
    <style:style style:name="P79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a0cdf8" style:font-size-asian="6pt" style:font-size-complex="6pt"/>
    </style:style>
    <style:style style:name="P80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a0cdf8" style:font-size-asian="6pt" style:font-size-complex="6pt"/>
    </style:style>
    <style:style style:name="P81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82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84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8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8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87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88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89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90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9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9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9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96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b00e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6d1c5c"/>
    </style:style>
    <style:style style:name="T9" style:family="text">
      <style:text-properties officeooo:rsid="009b7398"/>
    </style:style>
    <style:style style:name="T10" style:family="text">
      <style:text-properties officeooo:rsid="00910d40"/>
    </style:style>
    <style:style style:name="T11" style:family="text">
      <style:text-properties officeooo:rsid="00928ad3"/>
    </style:style>
    <style:style style:name="T12" style:family="text">
      <style:text-properties officeooo:rsid="009470d3"/>
    </style:style>
    <style:style style:name="T13" style:family="text">
      <style:text-properties officeooo:rsid="009744dc"/>
    </style:style>
    <style:style style:name="T14" style:family="text">
      <style:text-properties officeooo:rsid="00917566"/>
    </style:style>
    <style:style style:name="T15" style:family="text">
      <style:text-properties officeooo:rsid="00a7e460"/>
    </style:style>
    <style:style style:name="T16" style:family="text">
      <style:text-properties officeooo:rsid="00a301d7"/>
    </style:style>
    <style:style style:name="T17" style:family="text">
      <style:text-properties officeooo:rsid="00a0cdf8"/>
    </style:style>
    <style:style style:name="T18" style:family="text">
      <style:text-properties officeooo:rsid="00a1b16b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6e72cf" style:font-weight-asian="bold" style:font-weight-complex="bold"/>
    </style:style>
    <style:style style:name="T21" style:family="text">
      <style:text-properties officeooo:rsid="00830681"/>
    </style:style>
    <style:style style:name="T22" style:family="text">
      <style:text-properties officeooo:rsid="007239e5"/>
    </style:style>
    <style:style style:name="T23" style:family="text">
      <style:text-properties officeooo:rsid="006e72cf"/>
    </style:style>
    <style:style style:name="T24" style:family="text">
      <style:text-properties officeooo:rsid="00b39656"/>
    </style:style>
    <style:style style:name="T25" style:family="text">
      <style:text-properties officeooo:rsid="00b5021b"/>
    </style:style>
    <style:style style:name="T26" style:family="text">
      <style:text-properties officeooo:rsid="00727876"/>
    </style:style>
    <style:style style:name="T27" style:family="text">
      <style:text-properties officeooo:rsid="007631da"/>
    </style:style>
    <style:style style:name="T28" style:family="text">
      <style:text-properties officeooo:rsid="0084d40e"/>
    </style:style>
    <style:style style:name="T29" style:family="text">
      <style:text-properties style:text-underline-style="solid" style:text-underline-width="auto" style:text-underline-color="font-color" fo:font-weight="bold" officeooo:rsid="007239e5" style:font-weight-asian="bold" style:font-weight-complex="bold"/>
    </style:style>
    <style:style style:name="T30" style:family="text">
      <style:text-properties officeooo:rsid="00642849"/>
    </style:style>
    <style:style style:name="T31" style:family="text">
      <style:text-properties style:text-underline-style="solid" style:text-underline-width="auto" style:text-underline-color="font-color" fo:font-weight="bold" officeooo:rsid="007631da" style:font-weight-asian="bold" style:font-weight-complex="bold"/>
    </style:style>
    <style:style style:name="T32" style:family="text">
      <style:text-properties officeooo:rsid="008ca671"/>
    </style:style>
    <style:style style:name="T33" style:family="text">
      <style:text-properties officeooo:rsid="0086ba3d"/>
    </style:style>
    <style:style style:name="T34" style:family="text">
      <style:text-properties officeooo:rsid="008bbe6b"/>
    </style:style>
    <style:style style:name="T35" style:family="text">
      <style:text-properties style:text-underline-style="solid" style:text-underline-width="auto" style:text-underline-color="font-color" fo:font-weight="bold" officeooo:rsid="0074a67a" style:font-weight-asian="bold" style:font-weight-complex="bold"/>
    </style:style>
    <style:style style:name="T36" style:family="text">
      <style:text-properties officeooo:rsid="008c7052"/>
    </style:style>
    <style:style style:name="T37" style:family="text">
      <style:text-properties style:text-underline-style="solid" style:text-underline-width="auto" style:text-underline-color="font-color" fo:font-weight="bold" officeooo:rsid="007725b6" style:font-weight-asian="bold" style:font-weight-complex="bold"/>
    </style:style>
    <style:style style:name="T38" style:family="text">
      <style:text-properties officeooo:rsid="007725b6"/>
    </style:style>
    <style:style style:name="T39" style:family="text">
      <style:text-properties officeooo:rsid="007bbd55"/>
    </style:style>
    <style:style style:name="T40" style:family="text">
      <style:text-properties officeooo:rsid="007b148a"/>
    </style:style>
    <style:style style:name="T41" style:family="text">
      <style:text-properties officeooo:rsid="00793488"/>
    </style:style>
    <style:style style:name="T42" style:family="text">
      <style:text-properties officeooo:rsid="007e03f7"/>
    </style:style>
    <style:style style:name="T43" style:family="text">
      <style:text-properties officeooo:rsid="00ad3a34" style:font-weight-asian="bold" style:font-weight-complex="bold"/>
    </style:style>
    <style:style style:name="T44" style:family="text">
      <style:text-properties style:font-weight-asian="bold" style:font-weight-complex="bold"/>
    </style:style>
    <style:style style:name="T45" style:family="text">
      <style:text-properties officeooo:rsid="0045b236"/>
    </style:style>
    <style:style style:name="T46" style:family="text">
      <style:text-properties fo:font-weight="bold" officeooo:rsid="0052e7b1" style:font-weight-asian="bold" style:font-weight-complex="bold"/>
    </style:style>
    <style:style style:name="T47" style:family="text">
      <style:text-properties officeooo:rsid="00b86f7b"/>
    </style:style>
    <style:style style:name="T48" style:family="text">
      <style:text-properties officeooo:rsid="0052e7b1"/>
    </style:style>
    <style:style style:name="T49" style:family="text">
      <style:text-properties fo:font-weight="bold" officeooo:rsid="00b86f7b" style:font-weight-asian="bold" style:font-weight-complex="bold"/>
    </style:style>
    <style:style style:name="T50" style:family="text">
      <style:text-properties officeooo:rsid="00473204"/>
    </style:style>
    <style:style style:name="T51" style:family="text">
      <style:text-properties officeooo:rsid="0049239d"/>
    </style:style>
    <style:style style:name="T52" style:family="text">
      <style:text-properties officeooo:rsid="004a73ec"/>
    </style:style>
    <style:style style:name="T53" style:family="text">
      <style:text-properties officeooo:rsid="004d1803"/>
    </style:style>
    <style:style style:name="T54" style:family="text">
      <style:text-properties fo:font-weight="bold" officeooo:rsid="004d1803" style:font-weight-asian="bold" style:font-weight-complex="bold"/>
    </style:style>
    <style:style style:name="T55" style:family="text">
      <style:text-properties fo:font-weight="bold" officeooo:rsid="004e2278" style:font-weight-asian="bold" style:font-weight-complex="bold"/>
    </style:style>
    <style:style style:name="T56" style:family="text">
      <style:text-properties officeooo:rsid="004e22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 un Zoo <text:span text:style-name="T6">que se desea instalar en la localidad de TEIS</text:span>, realizando un script con el nombre de <text:span text:style-name="T7">ZooTEIS.sql</text:span> con los comandos necesarios. Cada una de las sentencias SQL asociadas a la creación de tablas deberá ir precedida de un comentario explicativo (-- al principio de la línea). Incluye las restricciones (<text:span text:style-name="T7">constraints</text:span>) pedidas y otras que consideres oportunas.</text:p>
            <text:p text:style-name="P6"><text:span text:style-name="T8">ENUNCIADO</text:span>:</text:p>
            <text:p text:style-name="P7">El Concello de Vigo desea instalar en <text:span text:style-name="T9">Teis</text:span> un Zoo para lo cual necesita crear una aplicación que guarde información sobre las Especies de Animales, a los Empleados (cuidadores y guías) y también de los distintos itinerarios ofrecidos para las Visitas.</text:p>
            <text:p text:style-name="P8">La gerente, Gumersinda, ha aportado la siguiente información:</text:p>
            <text:list text:style-name="L1">
              <text:list-item>
                <text:p text:style-name="P9">De cada <text:span text:style-name="T7">Especie</text:span> interesa saber el <text:span text:style-name="T10">nombre científico (en latín o griego), el </text:span>nombre en español, <text:span text:style-name="T10">una</text:span> descripción general, <text:span text:style-name="T10">edad promedio en </text:span>años, peso promedio de cada una, <text:span text:style-name="T11">y otros datos que pueden resultar interesantes</text:span>.</text:p>
              </text:list-item>
              <text:list-item>
                <text:p text:style-name="P9">De cada <text:span text:style-name="T7">Hábitat</text:span> natural interesa saber nombre, <text:span text:style-name="T10">el </text:span>clima asociado, <text:span text:style-name="T10">el</text:span> tipo de vegetación predominante, <text:span text:style-name="T11">y otros datos que pueden resultar interesantes</text:span>.</text:p>
              </text:list-item>
              <text:list-item>
                <text:p text:style-name="P10">De <text:span text:style-name="T12">cada</text:span> <text:span text:style-name="T7">Guía</text:span> del Parque interesa saber su nombre, apellidos, dirección, teléfono y fecha de <text:span text:style-name="T11">contratación, y otros datos que pueden resultar interesantes</text:span>. </text:p>
              </text:list-item>
              <text:list-item>
                <text:p text:style-name="P10">De <text:span text:style-name="T13">cada</text:span> <text:span text:style-name="T7">Itinerario</text:span> interesa saber su <text:span text:style-name="T14">nombre, el guía asociado</text:span>, hora de inicio, duración, longitud, número máximo de visitantes, <text:span text:style-name="T14">y otr</text:span><text:span text:style-name="T15">os</text:span><text:span text:style-name="T14"> </text:span><text:span text:style-name="T15">datos</text:span><text:span text:style-name="T14"> que pueda</text:span><text:span text:style-name="T15">n</text:span><text:span text:style-name="T14"> resultar interesante</text:span><text:span text:style-name="T15">s</text:span>.</text:p>
              </text:list-item>
              <text:list-item>
                <text:p text:style-name="P10">De <text:span text:style-name="T13">cada</text:span> <text:span text:style-name="T7">Cuidador</text:span> interesa saber su nombre, apellidos, dirección, teléfono, fecha de <text:span text:style-name="T15">contratación, y otros datos que pueda resultar interesantes</text:span>.</text:p>
              </text:list-item>
              <text:list-item>
                <text:p text:style-name="P11">Cada <text:span text:style-name="T7">Especie</text:span> puede vivir en varios <text:span text:style-name="T7">Hábitat</text:span>, y se necesita añadir un nivel de peligrosidad de esa especie, y otros datos que <text:span text:style-name="T16">puedan </text:span>result<text:span text:style-name="T16">ar</text:span> interesantes.</text:p>
              </text:list-item>
              <text:list-item>
                <text:p text:style-name="P12">Cada <text:span text:style-name="T7">Cuidador</text:span> at<text:span text:style-name="T17">i</text:span>ende cualquier tipo de inciden<text:span text:style-name="T17">cia originada por</text:span> <text:span text:style-name="T17">l</text:span>as <text:span text:style-name="T7">Especies</text:span>, <text:span text:style-name="T17">necesitándose información de Fecha </text:span><text:span text:style-name="T18">de atención</text:span><text:span text:style-name="T17">, tipo de incidencia, y otros datos que puedan resultar interesantes.</text:span></text:p>
              </text:list-item>
              <text:list-item>
                <text:p text:style-name="P13">Cada <text:span text:style-name="T7">Itinerario</text:span> puede recorrer por varios <text:span text:style-name="T7">Hábitats</text:span>, necesitándose información de Fecha en que se realiza, incidencias, <text:span text:style-name="T16">y otros datos que puedan resultar interesantes</text:span>.</text:p>
              </text:list-item>
            </text:list>
            <text:p text:style-name="P14"><text:span text:style-name="T8">TABLAS</text:span>:</text:p>
            <text:p text:style-name="P15">Las tablas resultantes son las siguientes:</text:p>
            <text:p text:style-name="P16"><text:span text:style-name="T19">TABLA </text:span><text:span text:style-name="T20">ESPECIE</text:span><text:span text:style-name="T19">:</text:span> Contiene <text:span text:style-name="T21">información sobre las distintas Especies animales del Zoo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7">Nombre Columna</text:p>
                </table:table-cell>
                <table:table-cell table:style-name="Táboa12.A1" office:value-type="string">
                  <text:p text:style-name="P17">Descripción</text:p>
                </table:table-cell>
                <table:table-cell table:style-name="Táboa12.A1" office:value-type="string">
                  <text:p text:style-name="P17">Tipo dato</text:p>
                </table:table-cell>
                <table:table-cell table:style-name="Táboa12.D1" office:value-type="string">
                  <text:p text:style-name="P17">Restricciones</text:p>
                </table:table-cell>
              </table:table-row>
              <table:table-row>
                <table:table-cell table:style-name="Táboa12.A2" office:value-type="string">
                  <text:p text:style-name="P18"><text:span text:style-name="T22">i</text:span>dEspecie</text:p>
                </table:table-cell>
                <table:table-cell table:style-name="Táboa12.A2" office:value-type="string">
                  <text:p text:style-name="P19">Código que <text:span text:style-name="T23">identifica cada </text:span><text:span text:style-name="T21">E</text:span><text:span text:style-name="T23">specie</text:span></text:p>
                </table:table-cell>
                <table:table-cell table:style-name="Táboa12.A2" office:value-type="string">
                  <text:p text:style-name="P20">Numérico de <text:span text:style-name="T21">4</text:span> dígitos</text:p>
                </table:table-cell>
                <table:table-cell table:style-name="Táboa12.D2" office:value-type="string">
                  <text:p text:style-name="P19">Clave primaria.</text:p>
                </table:table-cell>
              </table:table-row>
              <table:table-row>
                <table:table-cell table:style-name="Táboa12.A2" office:value-type="string">
                  <text:p text:style-name="P18">NombreCientífico</text:p>
                </table:table-cell>
                <table:table-cell table:style-name="Táboa12.A2" office:value-type="string">
                  <text:p text:style-name="P19">Denominación <text:span text:style-name="T23">en latín o griego</text:span></text:p>
                </table:table-cell>
                <table:table-cell table:style-name="Táboa12.A2" office:value-type="string">
                  <text:p text:style-name="P19"><text:span text:style-name="T21">Cadena de texto</text:span> de 50 caracteres.</text:p>
                </table:table-cell>
                <table:table-cell table:style-name="Táboa12.D2" office:value-type="string">
                  <text:p text:style-name="P21">Debe tener contenido</text:p>
                </table:table-cell>
              </table:table-row>
              <table:table-row>
                <table:table-cell table:style-name="Táboa12.A2" office:value-type="string">
                  <text:p text:style-name="P18">NombreEspañol</text:p>
                </table:table-cell>
                <table:table-cell table:style-name="Táboa12.A2" office:value-type="string">
                  <text:p text:style-name="P18">Denominación en español</text:p>
                </table:table-cell>
                <table:table-cell table:style-name="Táboa12.A2" office:value-type="string">
                  <text:p text:style-name="P21">Cadena de texto de 50 caracteres</text:p>
                </table:table-cell>
                <table:table-cell table:style-name="Táboa12.D2" office:value-type="string">
                  <text:p text:style-name="P21">Debe tener contenido</text:p>
                </table:table-cell>
              </table:table-row>
              <table:table-row>
                <table:table-cell table:style-name="Táboa12.A2" office:value-type="string">
                  <text:p text:style-name="P18">Descripción</text:p>
                </table:table-cell>
                <table:table-cell table:style-name="Táboa12.A2" office:value-type="string">
                  <text:p text:style-name="P18">Características específicas</text:p>
                </table:table-cell>
                <table:table-cell table:style-name="Táboa12.A2" office:value-type="string">
                  <text:p text:style-name="P21">Cadena de texto <text:span text:style-name="T24">de 200 caracteres</text:span></text:p>
                </table:table-cell>
                <table:table-cell table:style-name="Táboa12.D2" office:value-type="string">
                  <text:p text:style-name="P21">Debe tener contenido</text:p>
                </table:table-cell>
              </table:table-row>
              <table:table-row>
                <table:table-cell table:style-name="Táboa12.A2" office:value-type="string">
                  <text:p text:style-name="P18">EdadPromedio</text:p>
                </table:table-cell>
                <table:table-cell table:style-name="Táboa12.A2" office:value-type="string">
                  <text:p text:style-name="P18">Duración estimada en años de vida</text:p>
                </table:table-cell>
                <table:table-cell table:style-name="Táboa12.A2" office:value-type="string">
                  <text:p text:style-name="P21">Entero <text:span text:style-name="T25">de 3 dígitos</text:span></text:p>
                </table:table-cell>
                <table:table-cell table:style-name="Táboa12.D2" office:value-type="string">
                  <text:p text:style-name="P21">Debe tener contenido</text:p>
                </table:table-cell>
              </table:table-row>
              <table:table-row>
                <table:table-cell table:style-name="Táboa12.A2" office:value-type="string">
                  <text:p text:style-name="P18">PesoPromedio</text:p>
                </table:table-cell>
                <table:table-cell table:style-name="Táboa12.A2" office:value-type="string">
                  <text:p text:style-name="P18">Kg de peso</text:p>
                </table:table-cell>
                <table:table-cell table:style-name="Táboa12.A2" office:value-type="string">
                  <text:p text:style-name="P22">Entero de 3 dígitos y 2 decimales</text:p>
                </table:table-cell>
                <table:table-cell table:style-name="Táboa12.D2" office:value-type="string">
                  <text:p text:style-name="P21">Debe tener contenido</text:p>
                </table:table-cell>
              </table:table-row>
              <table:table-row>
                <table:table-cell table:style-name="Táboa12.A2" office:value-type="string">
                  <text:p text:style-name="P18">OtrosDatos<text:span text:style-name="T26">Especie</text:span></text:p>
                </table:table-cell>
                <table:table-cell table:style-name="Táboa12.A2" office:value-type="string">
                  <text:p text:style-name="P18">Información adicional <text:span text:style-name="T27">de la especie</text:span></text:p>
                </table:table-cell>
                <table:table-cell table:style-name="Táboa12.A2" office:value-type="string">
                  <text:p text:style-name="P21">Cadena de texto <text:span text:style-name="T28">de 200 caracteres</text:span></text:p>
                </table:table-cell>
                <table:table-cell table:style-name="Táboa12.D2" office:value-type="string">
                  <text:p text:style-name="P21">Puede quedar vacío</text:p>
                </table:table-cell>
              </table:table-row>
            </table:table>
            <text:p text:style-name="P16"><text:span text:style-name="T19">TABLA </text:span><text:span text:style-name="T29">HABITAT</text:span><text:span text:style-name="T19">:</text:span> Contiene información <text:span text:style-name="T21">sobre los distintos Hábitats en los que viven las distintas Especies animales del Zoo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3">Nombre Columna</text:p>
                </table:table-cell>
                <table:table-cell table:style-name="Táboa13.A1" office:value-type="string">
                  <text:p text:style-name="P23">Descripción</text:p>
                </table:table-cell>
                <table:table-cell table:style-name="Táboa13.A1" office:value-type="string">
                  <text:p text:style-name="P23">Tipo dato</text:p>
                </table:table-cell>
                <table:table-cell table:style-name="Táboa13.D1" office:value-type="string">
                  <text:p text:style-name="P23">Restricciones</text:p>
                </table:table-cell>
              </table:table-row>
              <table:table-row>
                <table:table-cell table:style-name="Táboa13.A2" office:value-type="string">
                  <text:p text:style-name="P24">idHabitat</text:p>
                </table:table-cell>
                <table:table-cell table:style-name="Táboa13.A2" office:value-type="string">
                  <text:p text:style-name="P25">Código que <text:span text:style-name="T21">identifica cada Hábitat</text:span></text:p>
                </table:table-cell>
                <table:table-cell table:style-name="Táboa13.A2" office:value-type="string">
                  <text:p text:style-name="P26">Numérico de <text:span text:style-name="T30">5</text:span> dígitos</text:p>
                </table:table-cell>
                <table:table-cell table:style-name="Táboa13.D2" office:value-type="string">
                  <text:p text:style-name="P25">Clave primaria.</text:p>
                </table:table-cell>
              </table:table-row>
              <table:table-row>
                <table:table-cell table:style-name="Táboa13.A2" office:value-type="string">
                  <text:p text:style-name="P27">NombreHabitat</text:p>
                </table:table-cell>
                <table:table-cell table:style-name="Táboa13.A2" office:value-type="string">
                  <text:p text:style-name="P21">Denominación de ese Hábitat</text:p>
                </table:table-cell>
                <table:table-cell table:style-name="Táboa13.A2" office:value-type="string">
                  <text:p text:style-name="P21">Cadena de texto de 50 caracteres</text:p>
                </table:table-cell>
                <table:table-cell table:style-name="Táboa13.D2" office:value-type="string">
                  <text:p text:style-name="P21">Debe tener contenido</text:p>
                </table:table-cell>
              </table:table-row>
              <table:table-row>
                <table:table-cell table:style-name="Táboa13.A2" office:value-type="string">
                  <text:p text:style-name="P27">Vegetación</text:p>
                </table:table-cell>
                <table:table-cell table:style-name="Táboa13.A2" office:value-type="string">
                  <text:p text:style-name="P28">La <text:span text:style-name="T10">predominante</text:span></text:p>
                </table:table-cell>
                <table:table-cell table:style-name="Táboa13.A2" office:value-type="string">
                  <text:p text:style-name="P28">Cadena de texto de 200 caracteres</text:p>
                </table:table-cell>
                <table:table-cell table:style-name="Táboa13.D2" office:value-type="string">
                  <text:p text:style-name="P28">Debe tener contenido</text:p>
                </table:table-cell>
              </table:table-row>
              <table:table-row>
                <table:table-cell table:style-name="Táboa13.A2" office:value-type="string">
                  <text:p text:style-name="P27">Clima</text:p>
                </table:table-cell>
                <table:table-cell table:style-name="Táboa13.A2" office:value-type="string">
                  <text:p text:style-name="P28">El asociado al Hábitat</text:p>
                </table:table-cell>
                <table:table-cell table:style-name="Táboa13.A2" office:value-type="string">
                  <text:p text:style-name="P28">Cadena de texto de 50 caracteres</text:p>
                </table:table-cell>
                <table:table-cell table:style-name="Táboa13.D2" office:value-type="string">
                  <text:p text:style-name="P28">Debe tener contenido</text:p>
                </table:table-cell>
              </table:table-row>
              <table:table-row>
                <table:table-cell table:style-name="Táboa13.A2" office:value-type="string">
                  <text:p text:style-name="P27">OtrosDatosHabitat</text:p>
                </table:table-cell>
                <table:table-cell table:style-name="Táboa13.A2" office:value-type="string">
                  <text:p text:style-name="P29">Información adicional del Habitat</text:p>
                </table:table-cell>
                <table:table-cell table:style-name="Táboa13.A2" office:value-type="string">
                  <text:p text:style-name="P28">Cadena de texto de 200 caracteres</text:p>
                </table:table-cell>
                <table:table-cell table:style-name="Táboa13.D2" office:value-type="string">
                  <text:p text:style-name="P28">Puede quedar vacío</text:p>
                </table:table-cell>
              </table:table-row>
            </table:table>
            <text:p text:style-name="P30"><text:span text:style-name="T19">TABLA </text:span><text:span text:style-name="T31">GUIA</text:span><text:span text:style-name="T19">:</text:span> Contiene <text:span text:style-name="T27">información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31">Nombre Columna</text:p>
                </table:table-cell>
                <table:table-cell table:style-name="Táboa16.A1" office:value-type="string">
                  <text:p text:style-name="P31">Descripción</text:p>
                </table:table-cell>
                <table:table-cell table:style-name="Táboa16.A1" office:value-type="string">
                  <text:p text:style-name="P31">Tipo dato</text:p>
                </table:table-cell>
                <table:table-cell table:style-name="Táboa16.D1" office:value-type="string">
                  <text:p text:style-name="P31">Restricciones</text:p>
                </table:table-cell>
              </table:table-row>
              <table:table-row>
                <table:table-cell table:style-name="Táboa16.A2" office:value-type="string">
                  <text:p text:style-name="P32">id<text:span text:style-name="T32">Guia</text:span></text:p>
                </table:table-cell>
                <table:table-cell table:style-name="Táboa16.A2" office:value-type="string">
                  <text:p text:style-name="P33">Código <text:span text:style-name="T33">que identifica cada Guia</text:span></text:p>
                </table:table-cell>
                <table:table-cell table:style-name="Táboa16.A2" office:value-type="string">
                  <text:p text:style-name="P33">Numérico de 3 dígitos</text:p>
                </table:table-cell>
                <table:table-cell table:style-name="Táboa16.D2" office:value-type="string">
                  <text:p text:style-name="P34">Clave primaria</text:p>
                </table:table-cell>
              </table:table-row>
              <table:table-row>
                <table:table-cell table:style-name="Táboa16.A2" office:value-type="string">
                  <text:p text:style-name="P32">Nombre<text:span text:style-name="T32">Guia</text:span></text:p>
                </table:table-cell>
                <table:table-cell table:style-name="Táboa16.A2" office:value-type="string">
                  <text:p text:style-name="P34">Denominación del Guia</text:p>
                </table:table-cell>
                <table:table-cell table:style-name="Táboa16.A2" office:value-type="string">
                  <text:p text:style-name="P34">Cadena de texto de 30 caracteres</text:p>
                </table:table-cell>
                <table:table-cell table:style-name="Táboa16.D2" office:value-type="string">
                  <text:p text:style-name="P35">Debe tener contenido</text:p>
                </table:table-cell>
              </table:table-row>
              <table:table-row>
                <table:table-cell table:style-name="Táboa16.A2" office:value-type="string">
                  <text:p text:style-name="P34">ApellidosGuia</text:p>
                </table:table-cell>
                <table:table-cell table:style-name="Táboa16.A2" office:value-type="string">
                  <text:p text:style-name="P34">Apellidos del Guia</text:p>
                </table:table-cell>
                <table:table-cell table:style-name="Táboa16.A2" office:value-type="string">
                  <text:p text:style-name="P34">Cadena de texto de 60 caracteres</text:p>
                </table:table-cell>
                <table:table-cell table:style-name="Táboa16.D2" office:value-type="string">
                  <text:p text:style-name="P34">Debe tener contenido</text:p>
                </table:table-cell>
              </table:table-row>
              <table:table-row>
                <table:table-cell table:style-name="Táboa16.A2" office:value-type="string">
                  <text:p text:style-name="P36"><text:soft-page-break/>Dirección<text:span text:style-name="T32">Guia</text:span></text:p>
                </table:table-cell>
                <table:table-cell table:style-name="Táboa16.A2" office:value-type="string">
                  <text:p text:style-name="P36"><text:span text:style-name="T32">D</text:span>omicilio de contacto <text:span text:style-name="T32">del Guia</text:span></text:p>
                </table:table-cell>
                <table:table-cell table:style-name="Táboa16.A2" office:value-type="string">
                  <text:p text:style-name="P36">Cadena de texto de 200 caracteres</text:p>
                </table:table-cell>
                <table:table-cell table:style-name="Táboa16.D2" office:value-type="string">
                  <text:p text:style-name="P36">Debe tener contenido</text:p>
                </table:table-cell>
              </table:table-row>
              <table:table-row>
                <table:table-cell table:style-name="Táboa16.A2" office:value-type="string">
                  <text:p text:style-name="P36">Teléfono<text:span text:style-name="T32">Guia</text:span></text:p>
                </table:table-cell>
                <table:table-cell table:style-name="Táboa16.A2" office:value-type="string">
                  <text:p text:style-name="P36">Número de contacto con el <text:span text:style-name="T32">Guia</text:span></text:p>
                </table:table-cell>
                <table:table-cell table:style-name="Táboa16.A2" office:value-type="string">
                  <text:p text:style-name="P36">Cadena de texto de 12 caracteres</text:p>
                </table:table-cell>
                <table:table-cell table:style-name="Táboa16.D2" office:value-type="string">
                  <text:p text:style-name="P36">Debe tener contenido</text:p>
                </table:table-cell>
              </table:table-row>
              <table:table-row>
                <table:table-cell table:style-name="Táboa16.A2" office:value-type="string">
                  <text:p text:style-name="P36"><text:span text:style-name="T32">C</text:span>ontratación<text:span text:style-name="T32">Guia</text:span></text:p>
                </table:table-cell>
                <table:table-cell table:style-name="Táboa16.A2" office:value-type="string">
                  <text:p text:style-name="P36">Fecha de contrato <text:span text:style-name="T32">del Guia</text:span></text:p>
                </table:table-cell>
                <table:table-cell table:style-name="Táboa16.A2" office:value-type="string">
                  <text:p text:style-name="P36">Tipo fecha</text:p>
                </table:table-cell>
                <table:table-cell table:style-name="Táboa16.D2" office:value-type="string">
                  <text:p text:style-name="P36">Debe tener contenido</text:p>
                </table:table-cell>
              </table:table-row>
              <table:table-row>
                <table:table-cell table:style-name="Táboa16.A2" office:value-type="string">
                  <text:p text:style-name="P37">OtrosDatos<text:span text:style-name="T32">Guia</text:span></text:p>
                </table:table-cell>
                <table:table-cell table:style-name="Táboa16.A2" office:value-type="string">
                  <text:p text:style-name="P37">Información adicional del <text:span text:style-name="T32">Guia</text:span></text:p>
                </table:table-cell>
                <table:table-cell table:style-name="Táboa16.A2" office:value-type="string">
                  <text:p text:style-name="P38">Cadena de texto <text:span text:style-name="T28">de 200 caracteres</text:span></text:p>
                </table:table-cell>
                <table:table-cell table:style-name="Táboa16.D2" office:value-type="string">
                  <text:p text:style-name="P38">Puede quedar vacío</text:p>
                </table:table-cell>
              </table:table-row>
            </table:table>
            <text:p text:style-name="P39"><text:span text:style-name="T19">TABLA </text:span><text:span text:style-name="T31">CUIDADOR</text:span><text:span text:style-name="T19">:</text:span> Contiene <text:span text:style-name="T34">información de cada persona que presta atención a las Especies animales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40">Nombre Columna</text:p>
                </table:table-cell>
                <table:table-cell table:style-name="Táboa15.A1" office:value-type="string">
                  <text:p text:style-name="P40">Descripción</text:p>
                </table:table-cell>
                <table:table-cell table:style-name="Táboa15.A1" office:value-type="string">
                  <text:p text:style-name="P40">Tipo dato</text:p>
                </table:table-cell>
                <table:table-cell table:style-name="Táboa15.D1" office:value-type="string">
                  <text:p text:style-name="P40">Restricciones</text:p>
                </table:table-cell>
              </table:table-row>
              <table:table-row>
                <table:table-cell table:style-name="Táboa15.A2" office:value-type="string">
                  <text:p text:style-name="P41">id<text:span text:style-name="T34">Cuidador</text:span></text:p>
                </table:table-cell>
                <table:table-cell table:style-name="Táboa15.A2" office:value-type="string">
                  <text:p text:style-name="P42">Código <text:span text:style-name="T33">que identifica cada Cuidador</text:span></text:p>
                </table:table-cell>
                <table:table-cell table:style-name="Táboa15.A2" office:value-type="string">
                  <text:p text:style-name="P42">Numérico de 3 dígitos</text:p>
                </table:table-cell>
                <table:table-cell table:style-name="Táboa15.D2" office:value-type="string">
                  <text:p text:style-name="P43">Clave primaria</text:p>
                </table:table-cell>
              </table:table-row>
              <table:table-row>
                <table:table-cell table:style-name="Táboa15.A2" office:value-type="string">
                  <text:p text:style-name="P41">Nombre<text:span text:style-name="T34">Cuidador</text:span></text:p>
                </table:table-cell>
                <table:table-cell table:style-name="Táboa15.A2" office:value-type="string">
                  <text:p text:style-name="P43">Denominación del Cuidador</text:p>
                </table:table-cell>
                <table:table-cell table:style-name="Táboa15.A2" office:value-type="string">
                  <text:p text:style-name="P43">Cadena de texto de 30 caracteres</text:p>
                </table:table-cell>
                <table:table-cell table:style-name="Táboa15.D2" office:value-type="string">
                  <text:p text:style-name="P44">Debe tener contenido</text:p>
                </table:table-cell>
              </table:table-row>
              <table:table-row>
                <table:table-cell table:style-name="Táboa15.A2" office:value-type="string">
                  <text:p text:style-name="P43">ApellidosCuidador</text:p>
                </table:table-cell>
                <table:table-cell table:style-name="Táboa15.A2" office:value-type="string">
                  <text:p text:style-name="P43">Apellidos del Cuidador</text:p>
                </table:table-cell>
                <table:table-cell table:style-name="Táboa15.A2" office:value-type="string">
                  <text:p text:style-name="P43">Cadena de texto de 60 caracteres</text:p>
                </table:table-cell>
                <table:table-cell table:style-name="Táboa15.D2" office:value-type="string">
                  <text:p text:style-name="P43">Debe tener contenido</text:p>
                </table:table-cell>
              </table:table-row>
              <table:table-row>
                <table:table-cell table:style-name="Táboa15.A2" office:value-type="string">
                  <text:p text:style-name="P43">Dirección<text:span text:style-name="T32">Cuidador</text:span></text:p>
                </table:table-cell>
                <table:table-cell table:style-name="Táboa15.A2" office:value-type="string">
                  <text:p text:style-name="P43"><text:span text:style-name="T32">D</text:span>omicilio de contacto <text:span text:style-name="T32">del Cuidador</text:span></text:p>
                </table:table-cell>
                <table:table-cell table:style-name="Táboa15.A2" office:value-type="string">
                  <text:p text:style-name="P43">Cadena de texto de 200 caracteres</text:p>
                </table:table-cell>
                <table:table-cell table:style-name="Táboa15.D2" office:value-type="string">
                  <text:p text:style-name="P43">Debe tener contenido</text:p>
                </table:table-cell>
              </table:table-row>
              <table:table-row>
                <table:table-cell table:style-name="Táboa15.A2" office:value-type="string">
                  <text:p text:style-name="P43">Teléfono<text:span text:style-name="T32">Cuidador</text:span></text:p>
                </table:table-cell>
                <table:table-cell table:style-name="Táboa15.A2" office:value-type="string">
                  <text:p text:style-name="P43">Número de contacto con el <text:span text:style-name="T32">C</text:span>uidador</text:p>
                </table:table-cell>
                <table:table-cell table:style-name="Táboa15.A2" office:value-type="string">
                  <text:p text:style-name="P43">Cadena de texto de 12 caracteres</text:p>
                </table:table-cell>
                <table:table-cell table:style-name="Táboa15.D2" office:value-type="string">
                  <text:p text:style-name="P43">Debe tener contenido</text:p>
                </table:table-cell>
              </table:table-row>
              <table:table-row>
                <table:table-cell table:style-name="Táboa15.A2" office:value-type="string">
                  <text:p text:style-name="P43"><text:span text:style-name="T32">C</text:span>ontratación<text:span text:style-name="T32">Cuidador</text:span></text:p>
                </table:table-cell>
                <table:table-cell table:style-name="Táboa15.A2" office:value-type="string">
                  <text:p text:style-name="P43">Fecha de contrato <text:span text:style-name="T32">del Cuidador</text:span></text:p>
                </table:table-cell>
                <table:table-cell table:style-name="Táboa15.A2" office:value-type="string">
                  <text:p text:style-name="P43">Tipo fecha</text:p>
                </table:table-cell>
                <table:table-cell table:style-name="Táboa15.D2" office:value-type="string">
                  <text:p text:style-name="P43">Debe tener contenido</text:p>
                </table:table-cell>
              </table:table-row>
              <table:table-row>
                <table:table-cell table:style-name="Táboa15.A2" office:value-type="string">
                  <text:p text:style-name="P29">OtrosDatos<text:span text:style-name="T34">Cuidador</text:span></text:p>
                </table:table-cell>
                <table:table-cell table:style-name="Táboa15.A2" office:value-type="string">
                  <text:p text:style-name="P29">Información adicional del <text:span text:style-name="T34">Cuidador</text:span></text:p>
                </table:table-cell>
                <table:table-cell table:style-name="Táboa15.A2" office:value-type="string">
                  <text:p text:style-name="P21">Cadena de texto <text:span text:style-name="T28">de 200 caracteres</text:span></text:p>
                </table:table-cell>
                <table:table-cell table:style-name="Táboa15.D2" office:value-type="string">
                  <text:p text:style-name="P21">Puede quedar vacío</text:p>
                </table:table-cell>
              </table:table-row>
            </table:table>
            <text:p text:style-name="P45"><text:span text:style-name="T19">TABLA </text:span><text:span text:style-name="T35">ITINERARIO</text:span><text:span text:style-name="T19">:</text:span> Contiene <text:span text:style-name="T27">información </text:span><text:span text:style-name="T36">sobre los distintos Itinerarios que recorren distintos Hábitats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46">Nombre Columna</text:p>
                </table:table-cell>
                <table:table-cell table:style-name="Táboa11.A1" office:value-type="string">
                  <text:p text:style-name="P46">Descripción</text:p>
                </table:table-cell>
                <table:table-cell table:style-name="Táboa11.A1" office:value-type="string">
                  <text:p text:style-name="P46">Tipo dato</text:p>
                </table:table-cell>
                <table:table-cell table:style-name="Táboa11.D1" office:value-type="string">
                  <text:p text:style-name="P46">Restricciones</text:p>
                </table:table-cell>
              </table:table-row>
              <table:table-row>
                <table:table-cell table:style-name="Táboa11.A2" office:value-type="string">
                  <text:p text:style-name="P47">idItinerario</text:p>
                </table:table-cell>
                <table:table-cell table:style-name="Táboa11.A2" office:value-type="string">
                  <text:p text:style-name="P48">Código <text:span text:style-name="T33">que identifica cada Itinerario</text:span></text:p>
                </table:table-cell>
                <table:table-cell table:style-name="Táboa11.A2" office:value-type="string">
                  <text:p text:style-name="P48">Numérico de 3 dígitos</text:p>
                </table:table-cell>
                <table:table-cell table:style-name="Táboa11.D2" office:value-type="string">
                  <text:p text:style-name="P49">Clave primaria</text:p>
                </table:table-cell>
              </table:table-row>
              <table:table-row>
                <table:table-cell table:style-name="Táboa11.A2" office:value-type="string">
                  <text:p text:style-name="P47">NombreItinerario</text:p>
                </table:table-cell>
                <table:table-cell table:style-name="Táboa11.A2" office:value-type="string">
                  <text:p text:style-name="P50">Denominación descriptiva del Itinerario</text:p>
                </table:table-cell>
                <table:table-cell table:style-name="Táboa11.A2" office:value-type="string">
                  <text:p text:style-name="P50">Cadena de texto de 50 caracteres</text:p>
                </table:table-cell>
                <table:table-cell table:style-name="Táboa11.D2" office:value-type="string">
                  <text:p text:style-name="P51">Debe tener contenido</text:p>
                </table:table-cell>
              </table:table-row>
              <table:table-row>
                <table:table-cell table:style-name="Táboa11.A2" office:value-type="string">
                  <text:p text:style-name="P52">Guia</text:p>
                </table:table-cell>
                <table:table-cell table:style-name="Táboa11.A2" office:value-type="string">
                  <text:p text:style-name="P52">Identificador de guia asociado</text:p>
                </table:table-cell>
                <table:table-cell table:style-name="Táboa11.A2" office:value-type="string">
                  <text:p text:style-name="P48">Numérico de 3 dígitos</text:p>
                </table:table-cell>
                <table:table-cell table:style-name="Táboa11.D2" office:value-type="string">
                  <text:p text:style-name="P52">Clave foránea con la tabla Guia</text:p>
                </table:table-cell>
              </table:table-row>
              <table:table-row>
                <table:table-cell table:style-name="Táboa11.A2" office:value-type="string">
                  <text:p text:style-name="P47">HoraInicio</text:p>
                </table:table-cell>
                <table:table-cell table:style-name="Táboa11.A2" office:value-type="string">
                  <text:p text:style-name="P50">Hora de inicio del Itinerario</text:p>
                </table:table-cell>
                <table:table-cell table:style-name="Táboa11.A2" office:value-type="string">
                  <text:p text:style-name="P50">Tipo hora</text:p>
                </table:table-cell>
                <table:table-cell table:style-name="Táboa11.D2" office:value-type="string">
                  <text:p text:style-name="P48">Debe tener contenido</text:p>
                </table:table-cell>
              </table:table-row>
              <table:table-row>
                <table:table-cell table:style-name="Táboa11.A2" office:value-type="string">
                  <text:p text:style-name="P53">Duración</text:p>
                </table:table-cell>
                <table:table-cell table:style-name="Táboa11.A2" office:value-type="string">
                  <text:p text:style-name="P50">Minutos que dura ese Itinerario</text:p>
                </table:table-cell>
                <table:table-cell table:style-name="Táboa11.A2" office:value-type="string">
                  <text:p text:style-name="P50">Numérico de 3 dígitos</text:p>
                </table:table-cell>
                <table:table-cell table:style-name="Táboa11.D2" office:value-type="string">
                  <text:p text:style-name="P50">Debe tener contenido</text:p>
                </table:table-cell>
              </table:table-row>
              <table:table-row>
                <table:table-cell table:style-name="Táboa11.A2" office:value-type="string">
                  <text:p text:style-name="P53">Longitud</text:p>
                </table:table-cell>
                <table:table-cell table:style-name="Táboa11.A2" office:value-type="string">
                  <text:p text:style-name="P50">Kms del Itinerario</text:p>
                </table:table-cell>
                <table:table-cell table:style-name="Táboa11.A2" office:value-type="string">
                  <text:p text:style-name="P50">Numérico de 3 dígitos</text:p>
                </table:table-cell>
                <table:table-cell table:style-name="Táboa11.D2" office:value-type="string">
                  <text:p text:style-name="P50">Debe tener contenido</text:p>
                </table:table-cell>
              </table:table-row>
              <table:table-row>
                <table:table-cell table:style-name="Táboa11.A2" office:value-type="string">
                  <text:p text:style-name="P53">MaxVisitantes</text:p>
                </table:table-cell>
                <table:table-cell table:style-name="Táboa11.A2" office:value-type="string">
                  <text:p text:style-name="P50">Número máximo de visitantes</text:p>
                </table:table-cell>
                <table:table-cell table:style-name="Táboa11.A2" office:value-type="string">
                  <text:p text:style-name="P50">Numérico de 2 dígitos</text:p>
                </table:table-cell>
                <table:table-cell table:style-name="Táboa11.D2" office:value-type="string">
                  <text:p text:style-name="P50">Debe tener contenido</text:p>
                </table:table-cell>
              </table:table-row>
              <table:table-row>
                <table:table-cell table:style-name="Táboa11.A2" office:value-type="string">
                  <text:p text:style-name="P53">OtrosDatosItinerario</text:p>
                </table:table-cell>
                <table:table-cell table:style-name="Táboa11.A2" office:value-type="string">
                  <text:p text:style-name="P53">Información adicional del Itinerario</text:p>
                </table:table-cell>
                <table:table-cell table:style-name="Táboa11.A2" office:value-type="string">
                  <text:p text:style-name="P54">Cadena de texto <text:span text:style-name="T28">de 200 caracteres</text:span></text:p>
                </table:table-cell>
                <table:table-cell table:style-name="Táboa11.D2" office:value-type="string">
                  <text:p text:style-name="P54">Puede quedar vacío</text:p>
                </table:table-cell>
              </table:table-row>
            </table:table>
            <text:p text:style-name="P45"><text:span text:style-name="T19">TABLA </text:span><text:span text:style-name="T37">VIVE</text:span><text:span text:style-name="T19">:</text:span> Contiene <text:span text:style-name="T38">información de </text:span><text:span text:style-name="T39">los Hábitats en los que viven las Especies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55">Nombre Columna</text:p>
                </table:table-cell>
                <table:table-cell table:style-name="Táboa18.A1" office:value-type="string">
                  <text:p text:style-name="P55">Descripción</text:p>
                </table:table-cell>
                <table:table-cell table:style-name="Táboa18.A1" office:value-type="string">
                  <text:p text:style-name="P55">Tipo dato</text:p>
                </table:table-cell>
                <table:table-cell table:style-name="Táboa18.D1" office:value-type="string">
                  <text:p text:style-name="P55">Restricciones</text:p>
                </table:table-cell>
              </table:table-row>
              <table:table-row>
                <table:table-cell table:style-name="Táboa18.A2" office:value-type="string">
                  <text:p text:style-name="P56">id<text:span text:style-name="T39">Vive</text:span></text:p>
                </table:table-cell>
                <table:table-cell table:style-name="Táboa18.A2" office:value-type="string">
                  <text:p text:style-name="P57">Código de la <text:span text:style-name="T39">tabla Vive</text:span></text:p>
                </table:table-cell>
                <table:table-cell table:style-name="Táboa18.A2" office:value-type="string">
                  <text:p text:style-name="P57">Numérico de <text:span text:style-name="T39">4 </text:span>dígitos</text:p>
                </table:table-cell>
                <table:table-cell table:style-name="Táboa18.D2" office:value-type="string">
                  <text:p text:style-name="P58">Clave primaria</text:p>
                </table:table-cell>
              </table:table-row>
              <table:table-row>
                <table:table-cell table:style-name="Táboa18.A2" office:value-type="string">
                  <text:p text:style-name="P58">Especie</text:p>
                </table:table-cell>
                <table:table-cell table:style-name="Táboa18.A2" office:value-type="string">
                  <text:p text:style-name="P58">Identificador de la Especie</text:p>
                </table:table-cell>
                <table:table-cell table:style-name="Táboa18.A2" office:value-type="string">
                  <text:p text:style-name="P57">Numérico de 5 dígitos</text:p>
                </table:table-cell>
                <table:table-cell table:style-name="Táboa18.D2" office:value-type="string">
                  <text:p text:style-name="P59">Clave ajena con la tabla Especie</text:p>
                </table:table-cell>
              </table:table-row>
              <table:table-row>
                <table:table-cell table:style-name="Táboa18.A2" office:value-type="string">
                  <text:p text:style-name="P58">Habitat</text:p>
                </table:table-cell>
                <table:table-cell table:style-name="Táboa18.A2" office:value-type="string">
                  <text:p text:style-name="P58">Identificador del Habitat</text:p>
                </table:table-cell>
                <table:table-cell table:style-name="Táboa18.A2" office:value-type="string">
                  <text:p text:style-name="P22">Número de 5 dígitos</text:p>
                </table:table-cell>
                <table:table-cell table:style-name="Táboa18.D2" office:value-type="string">
                  <text:p text:style-name="P58">Clave ajena con la tabla Habitat</text:p>
                </table:table-cell>
              </table:table-row>
              <table:table-row>
                <table:table-cell table:style-name="Táboa18.A2" office:value-type="string">
                  <text:p text:style-name="P58">Peligrosidad</text:p>
                </table:table-cell>
                <table:table-cell table:style-name="Táboa18.A2" office:value-type="string">
                  <text:p text:style-name="P58">Nivel de peligrosidad de la especie en el habitat</text:p>
                </table:table-cell>
                <table:table-cell table:style-name="Táboa18.A2" office:value-type="string">
                  <text:p text:style-name="P58">Numérico <text:span text:style-name="T25">de 2 dígitos</text:span></text:p>
                </table:table-cell>
                <table:table-cell table:style-name="Táboa18.D2" office:value-type="string">
                  <text:p text:style-name="P60">No debe quedar vacío</text:p>
                </table:table-cell>
              </table:table-row>
              <table:table-row>
                <table:table-cell table:style-name="Táboa18.A2" office:value-type="string">
                  <text:p text:style-name="P61">OtrosDatos<text:span text:style-name="T39">Vive</text:span></text:p>
                </table:table-cell>
                <table:table-cell table:style-name="Táboa18.A2" office:value-type="string">
                  <text:p text:style-name="P61">Información adicional del Itinerario</text:p>
                </table:table-cell>
                <table:table-cell table:style-name="Táboa18.A2" office:value-type="string">
                  <text:p text:style-name="P21">Cadena de texto <text:span text:style-name="T28">de 200 caracteres</text:span></text:p>
                </table:table-cell>
                <table:table-cell table:style-name="Táboa18.D2" office:value-type="string">
                  <text:p text:style-name="P21">Puede quedar vacío</text:p>
                </table:table-cell>
              </table:table-row>
            </table:table>
            <text:p text:style-name="P62"><text:span text:style-name="T19">TABLA </text:span><text:span text:style-name="T37">ATIENDE</text:span><text:span text:style-name="T19">:</text:span> Contiene <text:span text:style-name="T38">información de </text:span><text:span text:style-name="T40">servicios realizados por los Cuidadores a las Especies</text:span>.</text:p>
            <table:table table:name="Táboa21" table:style-name="Táboa21">
              <table:table-column table:style-name="Táboa21.A"/>
              <table:table-column table:style-name="Táboa21.B"/>
              <table:table-column table:style-name="Táboa21.C"/>
              <table:table-column table:style-name="Táboa21.D"/>
              <table:table-row>
                <table:table-cell table:style-name="Táboa21.A1" office:value-type="string">
                  <text:p text:style-name="P63">Nombre Columna</text:p>
                </table:table-cell>
                <table:table-cell table:style-name="Táboa21.A1" office:value-type="string">
                  <text:p text:style-name="P63">Descripción</text:p>
                </table:table-cell>
                <table:table-cell table:style-name="Táboa21.A1" office:value-type="string">
                  <text:p text:style-name="P63">Tipo dato</text:p>
                </table:table-cell>
                <table:table-cell table:style-name="Táboa21.D1" office:value-type="string">
                  <text:p text:style-name="P63">Restricciones</text:p>
                </table:table-cell>
              </table:table-row>
              <table:table-row>
                <table:table-cell table:style-name="Táboa21.A2" office:value-type="string">
                  <text:p text:style-name="P64">idI<text:span text:style-name="T41">Atiende</text:span></text:p>
                </table:table-cell>
                <table:table-cell table:style-name="Táboa21.A2" office:value-type="string">
                  <text:p text:style-name="P65">Código de la <text:span text:style-name="T41">tabla</text:span> <text:span text:style-name="T41">Atiende</text:span></text:p>
                </table:table-cell>
                <table:table-cell table:style-name="Táboa21.A2" office:value-type="string">
                  <text:p text:style-name="P65">Numérico de <text:span text:style-name="T41">8</text:span> dígitos</text:p>
                </table:table-cell>
                <table:table-cell table:style-name="Táboa21.D2" office:value-type="string">
                  <text:p text:style-name="P66">Clave primaria</text:p>
                </table:table-cell>
              </table:table-row>
              <table:table-row>
                <table:table-cell table:style-name="Táboa21.A2" office:value-type="string">
                  <text:p text:style-name="P66">Especie</text:p>
                </table:table-cell>
                <table:table-cell table:style-name="Táboa21.A2" office:value-type="string">
                  <text:p text:style-name="P67">Identificador de la Especie atendida</text:p>
                </table:table-cell>
                <table:table-cell table:style-name="Táboa21.A2" office:value-type="string">
                  <text:p text:style-name="P65">Numérico de <text:span text:style-name="T25">4</text:span> dígitos</text:p>
                </table:table-cell>
                <table:table-cell table:style-name="Táboa21.D2" office:value-type="string">
                  <text:p text:style-name="P68">Clave ajena con la tabla Especie</text:p>
                </table:table-cell>
              </table:table-row>
              <table:table-row>
                <table:table-cell table:style-name="Táboa21.A2" office:value-type="string">
                  <text:p text:style-name="P66">Cuidador</text:p>
                </table:table-cell>
                <table:table-cell table:style-name="Táboa21.A2" office:value-type="string">
                  <text:p text:style-name="P66">Identificador del Cuidador que atiende</text:p>
                </table:table-cell>
                <table:table-cell table:style-name="Táboa21.A2" office:value-type="string">
                  <text:p text:style-name="P65">Numérico de <text:span text:style-name="T25">3</text:span> dígitos</text:p>
                </table:table-cell>
                <table:table-cell table:style-name="Táboa21.D2" office:value-type="string">
                  <text:p text:style-name="P66">Clave ajena con la tabla Cuidador</text:p>
                </table:table-cell>
              </table:table-row>
              <table:table-row>
                <table:table-cell table:style-name="Táboa21.A2" office:value-type="string">
                  <text:p text:style-name="P66">Fecha</text:p>
                </table:table-cell>
                <table:table-cell table:style-name="Táboa21.A2" office:value-type="string">
                  <text:p text:style-name="P66">Cuando se realiza la atención</text:p>
                </table:table-cell>
                <table:table-cell table:style-name="Táboa21.A2" office:value-type="string">
                  <text:p text:style-name="P66">Tipo fecha</text:p>
                </table:table-cell>
                <table:table-cell table:style-name="Táboa21.D2" office:value-type="string">
                  <text:p text:style-name="P66">No puede quedar vacío</text:p>
                </table:table-cell>
              </table:table-row>
              <table:table-row>
                <table:table-cell table:style-name="Táboa21.A2" office:value-type="string">
                  <text:p text:style-name="P69">Incidencia</text:p>
                </table:table-cell>
                <table:table-cell table:style-name="Táboa21.A2" office:value-type="string">
                  <text:p text:style-name="P69">Problema asociado</text:p>
                </table:table-cell>
                <table:table-cell table:style-name="Táboa21.A2" office:value-type="string">
                  <text:p text:style-name="P69">Cadena de texto de 200 caracteres</text:p>
                </table:table-cell>
                <table:table-cell table:style-name="Táboa21.D2" office:value-type="string">
                  <text:p text:style-name="P69">No puede quedar vacío</text:p>
                </table:table-cell>
              </table:table-row>
              <table:table-row>
                <table:table-cell table:style-name="Táboa21.A2" office:value-type="string">
                  <text:p text:style-name="P70">OtrosDatos<text:span text:style-name="T41">Atencion</text:span></text:p>
                </table:table-cell>
                <table:table-cell table:style-name="Táboa21.A2" office:value-type="string">
                  <text:p text:style-name="P70">Información adicional de <text:span text:style-name="T41">la atención</text:span></text:p>
                </table:table-cell>
                <table:table-cell table:style-name="Táboa21.A2" office:value-type="string">
                  <text:p text:style-name="P21">Cadena de texto <text:span text:style-name="T28">de 200 caracteres</text:span></text:p>
                </table:table-cell>
                <table:table-cell table:style-name="Táboa21.D2" office:value-type="string">
                  <text:p text:style-name="P21">Puede quedar vacío</text:p>
                </table:table-cell>
              </table:table-row>
            </table:table>
            <text:p text:style-name="P71"><text:span text:style-name="T19">TABLA </text:span><text:span text:style-name="T37">RECORRE</text:span><text:span text:style-name="T19">:</text:span> Contiene <text:span text:style-name="T38">información de </text:span><text:span text:style-name="T42">los Itinerarios en los Habitats</text:span>.</text:p>
            <table:table table:name="Táboa20" table:style-name="Táboa20">
              <table:table-column table:style-name="Táboa20.A"/>
              <table:table-column table:style-name="Táboa20.B"/>
              <table:table-column table:style-name="Táboa20.C"/>
              <table:table-column table:style-name="Táboa20.D"/>
              <table:table-row>
                <table:table-cell table:style-name="Táboa20.A1" office:value-type="string">
                  <text:p text:style-name="P72">Nombre Columna</text:p>
                </table:table-cell>
                <table:table-cell table:style-name="Táboa20.A1" office:value-type="string">
                  <text:p text:style-name="P72">Descripción</text:p>
                </table:table-cell>
                <table:table-cell table:style-name="Táboa20.A1" office:value-type="string">
                  <text:p text:style-name="P72">Tipo dato</text:p>
                </table:table-cell>
                <table:table-cell table:style-name="Táboa20.D1" office:value-type="string">
                  <text:p text:style-name="P72">Restricciones</text:p>
                </table:table-cell>
              </table:table-row>
              <table:table-row>
                <table:table-cell table:style-name="Táboa20.A2" office:value-type="string">
                  <text:p text:style-name="P73">id<text:span text:style-name="T42">Recorre</text:span></text:p>
                </table:table-cell>
                <table:table-cell table:style-name="Táboa20.A2" office:value-type="string">
                  <text:p text:style-name="P74">Código de la tienda <text:span text:style-name="T42">Recorre</text:span></text:p>
                </table:table-cell>
                <table:table-cell table:style-name="Táboa20.A2" office:value-type="string">
                  <text:p text:style-name="P74">Numérico de 3 dígitos</text:p>
                </table:table-cell>
                <table:table-cell table:style-name="Táboa20.D2" office:value-type="string">
                  <text:p text:style-name="P75">Clave primaria</text:p>
                </table:table-cell>
              </table:table-row>
              <table:table-row>
                <table:table-cell table:style-name="Táboa20.A2" office:value-type="string">
                  <text:p text:style-name="P75">Itinerario</text:p>
                </table:table-cell>
                <table:table-cell table:style-name="Táboa20.A2" office:value-type="string">
                  <text:p text:style-name="P75">Identificador del Itinerario</text:p>
                </table:table-cell>
                <table:table-cell table:style-name="Táboa20.A2" office:value-type="string">
                  <text:p text:style-name="P74">Numérico de <text:span text:style-name="T25">3</text:span> dígitos</text:p>
                </table:table-cell>
                <table:table-cell table:style-name="Táboa20.D2" office:value-type="string">
                  <text:p text:style-name="P76">Clave ajena con la tabla Itinerario</text:p>
                </table:table-cell>
              </table:table-row>
              <table:table-row>
                <table:table-cell table:style-name="Táboa20.A2" office:value-type="string">
                  <text:p text:style-name="P75">Habitat</text:p>
                </table:table-cell>
                <table:table-cell table:style-name="Táboa20.A2" office:value-type="string">
                  <text:p text:style-name="P75">Identificador del Habitat</text:p>
                </table:table-cell>
                <table:table-cell table:style-name="Táboa20.A2" office:value-type="string">
                  <text:p text:style-name="P74">Numérico de <text:span text:style-name="T25">5</text:span> dígitos</text:p>
                </table:table-cell>
                <table:table-cell table:style-name="Táboa20.D2" office:value-type="string">
                  <text:p text:style-name="P75">Clave ajena con la tabla Habitat</text:p>
                </table:table-cell>
              </table:table-row>
              <table:table-row>
                <table:table-cell table:style-name="Táboa20.A2" office:value-type="string">
                  <text:p text:style-name="P75">Fecha</text:p>
                </table:table-cell>
                <table:table-cell table:style-name="Táboa20.A2" office:value-type="string">
                  <text:p text:style-name="P75">Fecha en la que se realiza el recorrido en el Habitat</text:p>
                </table:table-cell>
                <table:table-cell table:style-name="Táboa20.A2" office:value-type="string">
                  <text:p text:style-name="P75">Tipo fecha</text:p>
                </table:table-cell>
                <table:table-cell table:style-name="Táboa20.D2" office:value-type="string">
                  <text:p text:style-name="P77">Debe tener contenido</text:p>
                </table:table-cell>
              </table:table-row>
              <table:table-row>
                <table:table-cell table:style-name="Táboa20.A2" office:value-type="string">
                  <text:p text:style-name="P78">Incidencias</text:p>
                </table:table-cell>
                <table:table-cell table:style-name="Táboa20.A2" office:value-type="string">
                  <text:p text:style-name="P78">Información sobre problemas acontecidos</text:p>
                </table:table-cell>
                <table:table-cell table:style-name="Táboa20.A2" office:value-type="string">
                  <text:p text:style-name="P78">Cadena de texto de 200 caracteres</text:p>
                </table:table-cell>
                <table:table-cell table:style-name="Táboa20.D2" office:value-type="string">
                  <text:p text:style-name="P78">Puede quedar vacío</text:p>
                </table:table-cell>
              </table:table-row>
              <table:table-row>
                <table:table-cell table:style-name="Táboa20.A2" office:value-type="string">
                  <text:p text:style-name="P79">OtrosDatos<text:span text:style-name="T42">Recorre</text:span></text:p>
                </table:table-cell>
                <table:table-cell table:style-name="Táboa20.A2" office:value-type="string">
                  <text:p text:style-name="P79">Información adicional del Itinerario <text:span text:style-name="T42">en el Habitat</text:span></text:p>
                </table:table-cell>
                <table:table-cell table:style-name="Táboa20.A2" office:value-type="string">
                  <text:p text:style-name="P80">Cadena de texto <text:span text:style-name="T28">de 200 caracteres</text:span></text:p>
                </table:table-cell>
                <table:table-cell table:style-name="Táboa20.D2" office:value-type="string">
                  <text:p text:style-name="P80">Puede quedar vacío</text:p>
                </table:table-cell>
              </table:table-row>
            </table:table>
            <text:p text:style-name="P81"><text:soft-page-break/><text:span text:style-name="T43">GRÁFICO</text:span><text:span text:style-name="T44">:</text:span></text:p>
            <text:p text:style-name="P82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83"><text:span text:style-name="T45">Criterios de puntuación</text:span>. <text:span text:style-name="T45">Total 10 puntos.</text:span></text:p>
          </table:table-cell>
        </table:table-row>
      </table:table>
      <text:p text:style-name="P84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85"><text:span text:style-name="T46">Ejercicio 1</text:span><text:span text:style-name="T7">:</text:span><text:tab/><text:span text:style-name="T47">8</text:span>,<text:span text:style-name="T48">00</text:span> puntos</text:p>
                <text:list>
                  <text:list-item>
                    <text:p text:style-name="P86">Al ejecutar en el editor de SQL, debe funcionar.</text:p>
                  </text:list-item>
                  <text:list-item>
                    <text:p text:style-name="P86">Cada tabla con las restricciones y especificaciones: 1 punto</text:p>
                  </text:list-item>
                </text:list>
              </text:list-item>
              <text:list-item>
                <text:p text:style-name="P85"><text:span text:style-name="T49">Gráfico</text:span><text:span text:style-name="T7">:</text:span><text:tab/><text:span text:style-name="T47">2</text:span><text:span text:style-name="T48">,</text:span><text:span text:style-name="T47">0</text:span><text:span text:style-name="T48">0</text:span> puntos</text:p>
              </text:list-item>
            </text:list>
            <text:p text:style-name="P87">TOTAL: 10 puntos</text:p>
          </table:table-cell>
        </table:table-row>
      </table:table>
      <text:p text:style-name="P84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83"><text:span text:style-name="T50">Recursos necesarios para realizar la tarea</text:span>.</text:p>
          </table:table-cell>
        </table:table-row>
      </table:table>
      <text:p text:style-name="P88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89">Ordenador personal con, al menos 1 Gigabyte de memoria RAM.</text:p>
              </text:list-item>
              <text:list-item>
                <text:p text:style-name="P89">Oracle Database 18c <text:span text:style-name="T48">XE instalado</text:span> (o versión posterior).</text:p>
              </text:list-item>
              <text:list-item>
                <text:p text:style-name="P90">SQLDeveloper opcional.</text:p>
              </text:list-item>
            </text:list>
          </table:table-cell>
        </table:table-row>
      </table:table>
      <text:p text:style-name="P88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91"><text:span text:style-name="T51">Consejos y recomendaciones</text:span>.</text:p>
          </table:table-cell>
        </table:table-row>
      </table:table>
      <text:p text:style-name="P92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2">
              <text:list-item>
                <text:p text:style-name="P93">Para estos ejercicios tendrás que hacer uso de algunos operadores con los que aún no has trabajado, recuerda que en el apartado <text:span text:style-name="T7">Elementos del lenguaje. Normas de escritura</text:span> tienes un documento con los operadores más comunes.</text:p>
              </text:list-item>
              <text:list-item>
                <text:p text:style-name="P93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92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94"><text:span text:style-name="T52">Indicaciones de entrega</text:span>.</text:p>
          </table:table-cell>
        </table:table-row>
      </table:table>
      <text:p text:style-name="P92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95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96">apellido1_apellido2_nombre_SIGxx_Tarea</text:p>
            <text:list text:continue-numbering="true" text:style-name="L2">
              <text:list-item>
                <text:p text:style-name="P95">Asegúrate <text:span text:style-name="T53">que el nombre no contenga la letra ñ, tildes ni caracteres especiales extraños. Así, por ejemplo, la alumna </text:span><text:span text:style-name="T54">Fulgencia </text:span><text:span text:style-name="T55">Berdeal</text:span><text:span text:style-name="T54"> </text:span><text:span text:style-name="T55">Outes</text:span><text:span text:style-name="T53"> para la primera unidad del MP de BD debería nombrar esta tarea como:</text:span></text:p>
              </text:list-item>
            </text:list>
            <text:p text:style-name="P96"><text:span text:style-name="T56">berdeal</text:span>_<text:span text:style-name="T56">outes</text:span>_fulgencia_BD0<text:span text:style-name="T48">2</text:span>_Tarea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Zoo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0-10T13:40:23.463880400</dc:date>
    <meta:editing-duration>PT6H14M12S</meta:editing-duration>
    <meta:editing-cycles>121</meta:editing-cycles>
    <meta:generator>LibreOffice/25.2.5.2$Windows_X86_64 LibreOffice_project/03d19516eb2e1dd5d4ccd751a0d6f35f35e08022</meta:generator>
    <meta:document-statistic meta:table-count="18" meta:image-count="0" meta:object-count="0" meta:page-count="3" meta:paragraph-count="284" meta:word-count="1472" meta:character-count="9592" meta:non-whitespace-character-count="8420"/>
  </office:meta>
</office:document-meta>
</file>